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092" officeooo:paragraph-rsid="0009509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5092" officeooo:paragraph-rsid="0009509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a41a" officeooo:paragraph-rsid="000ea41a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0f4d87" officeooo:paragraph-rsid="000f4d8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4d87" officeooo:paragraph-rsid="000f4d87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fo:font-weight="bold" officeooo:rsid="0010be64" officeooo:paragraph-rsid="0010be6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be64" officeooo:paragraph-rsid="0010be64" style:font-weight-asian="bold" style:font-weight-complex="bold"/>
    </style:style>
    <style:style style:name="T1" style:family="text">
      <style:text-properties officeooo:rsid="000f4d8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0be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Reproduce Graph:</text:p>
      <text:p text:style-name="P1"/>
      <text:p text:style-name="P5">To download new Dev</text:p>
      <text:p text:style-name="P5"/>
      <text:list xml:id="list3954095143" text:style-name="L3">
        <text:list-item>
          <text:p text:style-name="P6">clone dev from below</text:p>
        </text:list-item>
      </text:list>
      <text:p text:style-name="P7"><text:tab/></text:p>
      <text:p text:style-name="P7"><text:s text:c="10"/>git clone <text:a xlink:type="simple" xlink:href="https://gitlab.com/apoorvabhargava/ns-3-dev/" text:style-name="Internet_20_link" text:visited-style-name="Visited_20_Internet_20_Link">https://gitlab.com/apoorvabhargava/ns-3-dev/</text:a></text:p>
      <text:p text:style-name="P7"/>
      <text:p text:style-name="P7"><text:s text:c="5"/>2. <text:s/>go to ns-3-dev/ and do the following</text:p>
      <text:p text:style-name="P7"><text:s text:c="10"/></text:p>
      <text:p text:style-name="P7"><text:s text:c="9"/>git checkout LinuxPRRMergeRequest<text:tab/></text:p>
      <text:p text:style-name="P7"><text:tab/></text:p>
      <text:p text:style-name="P3"/>
      <text:p text:style-name="P3"/>
      <text:p text:style-name="P3"/>
      <text:p text:style-name="P3">To Update DEV:</text:p>
      <text:p text:style-name="P3"/>
      <text:list xml:id="list2508983933" text:style-name="L2">
        <text:list-item>
          <text:p text:style-name="P4">Go to ns3dce@*someNumber*:~/dce-linux-dev$ and set environment variables<text:line-break/><text:line-break/>export BAKE_HOME=`pwd`/bake<text:line-break/>export PATH=$PATH:$BAKE_HOME<text:line-break/>export PYTHONPATH=$PYTHONPATH:$BAKE_HOME</text:p>
        </text:list-item>
        <text:list-item>
          <text:p text:style-name="P4">Configure DCE<text:line-break/><text:line-break/>bake.py configure -<text:span text:style-name="T2">e dce-linux-dev</text:span></text:p>
        </text:list-item>
        <text:list-item>
          <text:p text:style-name="P4"><text:span text:style-name="T2">Build DCE</text:span></text:p>
          <text:p text:style-name="P4"><text:span text:style-name="T2">bake.py build -vvv</text:span></text:p>
        </text:list-item>
      </text:list>
      <text:p text:style-name="P1"/>
      <text:p text:style-name="P2"/>
      <text:p text:style-name="P2"/>
      <text:p text:style-name="P2">Step 1 ) Download docker image</text:p>
      <text:p text:style-name="P2"/>
      <text:p text:style-name="P2"><text:tab/><text:span text:style-name="T1">#docker pull thehajime/ns-3-dce</text:span></text:p>
      <text:p text:style-name="P2"/>
      <text:p text:style-name="P2">Step 2) run docker</text:p>
      <text:p text:style-name="P2"/>
      <text:p text:style-name="P2">Sudo docker run -i -t thehajime/ns-3-dce /bin/bash </text:p>
      <text:p text:style-name="P2"/>
      <text:p text:style-name="P2">Step 3) get into the docker ( in different terminal )</text:p>
      <text:p text:style-name="P2"/>
      <text:p text:style-name="P2">Sudo docker ps -a ( to see different dockers ) </text:p>
      <text:p text:style-name="P2"/>
      <text:p text:style-name="P2">Sudo docker start 'docker name'</text:p>
      <text:p text:style-name="P2">Sudo docker exec -it 'dockename' /bin/bash </text:p>
      <text:p text:style-name="P2"/>
      <text:p text:style-name="P2">Step 4) Install vim in docker </text:p>
      <text:p text:style-name="P2"/>
      <text:p text:style-name="P2">Sudo apt install vim </text:p>
      <text:p text:style-name="P2"/>
      <text:p text:style-name="P2">Step 5) Download all the files( dumbbelltopologyns3receiver, wscript , parse_cwnd.py , overlapgnuplotScriptCwnd) and get it in Home directory. </text:p>
      <text:p text:style-name="P2"/>
      <text:p text:style-name="P2"><text:soft-page-break/>Step 6) cd source </text:p>
      <text:p text:style-name="P2"/>
      <text:p text:style-name="P2">Ns-3-dce</text:p>
      <text:p text:style-name="P2">Ns-3-dev </text:p>
      <text:p text:style-name="P2"/>
      <text:p text:style-name="P2">Step 7) go to ns-3-dce and run ./waf --run dce -iperf to check weather install correctly or not</text:p>
      <text:p text:style-name="P2"/>
      <text:p text:style-name="P2">If build successfully : <text:s/>Take Screen shot and save it!</text:p>
      <text:p text:style-name="P2"/>
      <text:p text:style-name="P2">Step 8) Copy dumbbell topology in ns3dce </text:p>
      <text:p text:style-name="P2"/>
      <text:p text:style-name="P2">Sudo docker cp 'dumbbelltopologyns3receiver.cc' 'dockername':/home/ns3dce/dce-linux-dev/source/ns-3-dce/example </text:p>
      <text:p text:style-name="P2"/>
      <text:p text:style-name="P2">Step 9) <text:s/>copy wscript <text:s/>to dockername:/home/ns3dce/dce-linux-dev/source/ns-3-dce/</text:p>
      <text:p text:style-name="P2"/>
      <text:p text:style-name="P2">Remove wscript </text:p>
      <text:p text:style-name="P2">In docker </text:p>
      <text:p text:style-name="P2">Cd /home/ns3dce/dce-linux-dev/source/ns-3-dce </text:p>
      <text:p text:style-name="P2">Rm wscript</text:p>
      <text:p text:style-name="P2"/>
      <text:p text:style-name="P2">In other terminal </text:p>
      <text:p text:style-name="P2"/>
      <text:p text:style-name="P2">Sudo docker cp wscript dockername:/home/ns3dce/dce-linux-dev/source/ns-3-dce</text:p>
      <text:p text:style-name="P2"/>
      <text:p text:style-name="P2"/>
      <text:p text:style-name="P2">Step 10) Run dumbbell topology </text:p>
      <text:p text:style-name="P2"/>
      <text:p text:style-name="P2">./waf --run "dumbbelltopologyns3receiver" </text:p>
      <text:p text:style-name="P2"/>
      <text:p text:style-name="P2">Step 11) run dumbbell topology </text:p>
      <text:p text:style-name="P2"/>
      <text:p text:style-name="P2">./waf --run "dumbbelltopologyns3receiver --stack=linux -queue_disc_type=FifoQueueDisc --WindowScaling=true --Sack=true --stopTime=300 --delAckCount=1 --BQL=true" </text:p>
      <text:p text:style-name="P2"/>
      <text:p text:style-name="P2">Step 12) go to CD results </text:p>
      <text:p text:style-name="P2"/>
      <text:p text:style-name="P2">Step 13) go to dumbbell-topology </text:p>
      <text:p text:style-name="P2"/>
      <text:p text:style-name="P2">Cd dumbbell-topology</text:p>
      <text:p text:style-name="P2"/>
      <text:p text:style-name="P2">Step 14) create overlapped directory </text:p>
      <text:p text:style-name="P2"/>
      <text:p text:style-name="P2">Mkdir overlapped </text:p>
      <text:p text:style-name="P2"/>
      <text:p text:style-name="P2">Step 15) go to latest timestamp folder </text:p>
      <text:p text:style-name="P2"/>
      <text:p text:style-name="P2">Step 16) copy parse_cwnd.py to dockername:/home/ns3dce/dce-linux-dev/source/ns-3-dce/utils</text:p>
      <text:p text:style-name="P2"/>
      <text:p text:style-name="P2">Step 17) run parse_cwnd.py inside utils</text:p>
      <text:p text:style-name="P2"/>
      <text:p text:style-name="P2">dockername':/home/ns3dce/dce-linux-dev/source/ns-3-dce/utils# Python parse_cwnd.py 2 2</text:p>
      <text:p text:style-name="P2"><text:soft-page-break/></text:p>
      <text:p text:style-name="P2">Step 18) go to results again , there will be one folder cwnd_data <text:s/></text:p>
      <text:p text:style-name="P2"/>
      <text:p text:style-name="P2">Step 19) there will be one file inside cwnd_data A-linux.plotme </text:p>
      <text:p text:style-name="P2"/>
      <text:p text:style-name="P2">Step 20) copy A-linux.plotme to overlapped </text:p>
      <text:p text:style-name="P2"/>
      <text:p text:style-name="P2">Cp cwnd_data/A-linux.plotme overlapped/ </text:p>
      <text:p text:style-name="P2"/>
      <text:p text:style-name="P2">Step 21) run dumbbell topology </text:p>
      <text:p text:style-name="P2"/>
      <text:p text:style-name="P2">./waf --run "dumbbelltopologyns3receiver --stack=ns3 -queue_disc_type=FifoQueueDisc --WindowScaling=true --Sack=true --stopTime=300 --delAckCount=1 --BQL=true –<text:span text:style-name="T3">recovery=TcpLinuxPrrRecovery –dataSize=524 </text:span>--transport_prot=TcpNewReno"</text:p>
      <text:p text:style-name="P2"/>
      <text:p text:style-name="P2"/>
      <text:p text:style-name="P2">Step 22) go to results </text:p>
      <text:p text:style-name="P2"/>
      <text:p text:style-name="P2">Step 23) go to dumbbell-topology </text:p>
      <text:p text:style-name="P2"/>
      <text:p text:style-name="P2">Step 24) go to latest timestamp </text:p>
      <text:p text:style-name="P2"/>
      <text:p text:style-name="P2">Step 25) go to cwndTraces </text:p>
      <text:p text:style-name="P2"/>
      <text:p text:style-name="P2">Step 26) one file will be there A-ns3.plotme </text:p>
      <text:p text:style-name="P2"/>
      <text:p text:style-name="P2">Step 27) copy A-ns3.plotme to overlapped </text:p>
      <text:p text:style-name="P2"/>
      <text:p text:style-name="P2">Overlapped will now have A-ns3.plotme and A-linux.plotme</text:p>
      <text:p text:style-name="P2"/>
      <text:p text:style-name="P2">Step 28) sudo apt-get install gnuplot </text:p>
      <text:p text:style-name="P2"/>
      <text:p text:style-name="P2">Step 29) copy overlap-gnuplotscriptCwnd to overlapped </text:p>
      <text:p text:style-name="P2"/>
      <text:p text:style-name="P2">Step 30) run gnuplot overlapgnuplotscriptCwnd </text:p>
      <text:p text:style-name="P2"/>
      <text:p text:style-name="P2">Step 31) one file will be created CwndA.png </text:p>
      <text:p text:style-name="P2"/>
      <text:p text:style-name="P2">Step 32) copy CwndA.png to Home </text:p>
      <text:p text:style-name="P2"/>
      <text:p text:style-name="P2">Sudo docker cp <text:s/>'dockername':/home/ns3dce/dce-linux-dev/source/ns-3-dce/results/dumbbell-topology/overlapped/CwndA.png .(Home Directory 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7:42:11.564059380</meta:creation-date>
    <dc:date>2020-06-02T18:30:30.475098198</dc:date>
    <meta:editing-duration>PT17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419" meta:character-count="3324" meta:non-whitespace-character-count="2909"/>
  </office:meta>
</office:document-meta>
</file>